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3.00pt" fo:font-weight="normal" fo:font-family="Berkeley-Black" style:font-family-asian="Berkeley-Black" style:font-family-complex="Berkeley-Black" fo:background-color="transparent" fo:color="#00aef0"/>
    </style:style>
    <style:style style:name="T4" style:family="text">
      <style:text-properties fo:font-size="13.00pt" fo:font-weight="bold" fo:font-family="Berkeley-Bold" style:font-family-asian="Berkeley-Bold" style:font-family-complex="Berkeley-Bold" fo:background-color="transparent" fo:color="#00aef0"/>
    </style:style>
    <style:style style:name="T5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6" style:family="text">
      <style:text-properties fo:font-size="10.00pt" fo:font-weight="bold" fo:font-family="Times-Bold" style:font-family-asian="Times-Bold" style:font-family-complex="Times-Bold" fo:background-color="transparent" fo:color="#231f20"/>
    </style:style>
    <style:style style:name="T7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8" style:family="text">
      <style:text-properties fo:font-size="10.00pt" fo:font-weight="bold" fo:font-family="Times-Bold" style:font-family-asian="Times-Bold" style:font-family-complex="Times-Bold" fo:background-color="transparent" fo:color="#231f20"/>
    </style:style>
    <style:style style:name="T9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10" style:family="text">
      <style:text-properties fo:font-size="10.00pt" fo:font-weight="bold" fo:font-family="Times-Bold" style:font-family-asian="Times-Bold" style:font-family-complex="Times-Bold" fo:background-color="transparent" fo:color="#231f20"/>
    </style:style>
    <style:style style:name="T11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3.00pt" fo:font-weight="normal" fo:font-family="Berkeley-Black" style:font-family-asian="Berkeley-Black" style:font-family-complex="Berkeley-Black" fo:background-color="transparent" fo:color="#00aef0"/>
    </style:style>
    <style:style style:name="T14" style:family="text">
      <style:text-properties fo:font-size="13.00pt" fo:font-weight="bold" fo:font-family="Berkeley-Bold" style:font-family-asian="Berkeley-Bold" style:font-family-complex="Berkeley-Bold" fo:background-color="transparent" fo:color="#00aef0"/>
    </style:style>
    <style:style style:name="T15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16" style:family="text">
      <style:text-properties fo:font-size="10.00pt" fo:font-weight="bold" fo:font-family="Times-Bold" style:font-family-asian="Times-Bold" style:font-family-complex="Times-Bold" fo:background-color="transparent" fo:color="#231f20"/>
    </style:style>
    <style:style style:name="T17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3.00pt" fo:font-weight="normal" fo:font-family="Berkeley-Black" style:font-family-asian="Berkeley-Black" style:font-family-complex="Berkeley-Black" fo:background-color="transparent" fo:color="#00aef0"/>
    </style:style>
    <style:style style:name="T20" style:family="text">
      <style:text-properties fo:font-size="13.00pt" fo:font-weight="bold" fo:font-family="Berkeley-Bold" style:font-family-asian="Berkeley-Bold" style:font-family-complex="Berkeley-Bold" fo:background-color="transparent" fo:color="#00aef0"/>
    </style:style>
    <style:style style:name="T21" style:family="text">
      <style:text-properties fo:font-size="11.00pt" fo:font-weight="bold" fo:font-family="Berkeley-Bold" style:font-family-asian="Berkeley-Bold" style:font-family-complex="Berkeley-Bold" fo:background-color="transparent" fo:color="#00aef0"/>
    </style:style>
    <style:style style:name="T22" style:family="text">
      <style:text-properties fo:font-size="18.00pt" fo:font-weight="normal" fo:font-family="Berkeley-Black" style:font-family-asian="Berkeley-Black" style:font-family-complex="Berkeley-Black" fo:background-color="transparent" fo:color="#00aef0"/>
    </style:style>
    <style:style style:name="T23" style:family="text">
      <style:text-properties fo:font-size="15.00pt" fo:font-weight="bold" fo:font-family="Berkeley-Bold" style:font-family-asian="Berkeley-Bold" style:font-family-complex="Berkeley-Bold" fo:background-color="transparent" fo:color="#00aef0"/>
    </style:style>
    <style:style style:name="T24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25" style:family="text">
      <style:text-properties fo:font-size="10.00pt" fo:font-weight="bold" fo:font-family="Times-Bold" style:font-family-asian="Times-Bold" style:font-family-complex="Times-Bold" fo:background-color="transparent" fo:color="#231f20"/>
    </style:style>
    <style:style style:name="T26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27" style:family="text">
      <style:text-properties fo:font-size="10.00pt" fo:font-weight="bold" fo:font-family="Times-Bold" style:font-family-asian="Times-Bold" style:font-family-complex="Times-Bold" fo:background-color="transparent" fo:color="#231f20"/>
    </style:style>
    <style:style style:name="T28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29" style:family="text">
      <style:text-properties fo:font-size="10.00pt" fo:font-weight="bold" fo:font-family="Times-Bold" style:font-family-asian="Times-Bold" style:font-family-complex="Times-Bold" fo:background-color="transparent" fo:color="#231f20"/>
    </style:style>
    <style:style style:name="T30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31" style:family="text">
      <style:text-properties fo:font-size="10.00pt" fo:font-weight="normal" fo:font-family="Calibri" style:font-family-asian="Calibri" style:font-family-complex="Calibri" fo:background-color="transparent" fo:color="#231f20"/>
    </style:style>
    <style:style style:name="T32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33" style:family="text">
      <style:text-properties fo:font-size="10.00pt" fo:font-weight="bold" fo:font-family="Times-Roman" style:font-family-asian="Times-Roman" style:font-family-complex="Times-Roman" fo:background-color="transparent" fo:color="#231f20"/>
    </style:style>
    <style:style style:name="T34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35" style:family="text">
      <style:text-properties fo:font-size="10.00pt" fo:font-weight="bold" fo:font-family="Times-Roman" style:font-family-asian="Times-Roman" style:font-family-complex="Times-Roman" fo:background-color="transparent" fo:color="#231f20"/>
    </style:style>
    <style:style style:name="T36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39" style:family="text">
      <style:text-properties fo:font-size="11.00pt" fo:font-weight="bold" fo:font-family="Berkeley-Bold" style:font-family-asian="Berkeley-Bold" style:font-family-complex="Berkeley-Bold" fo:background-color="transparent" fo:color="#00aef0"/>
    </style:style>
    <style:style style:name="T40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41" style:family="text">
      <style:text-properties fo:font-size="10.00pt" fo:font-weight="normal" fo:font-family="Calibri" style:font-family-asian="Calibri" style:font-family-complex="Calibri" fo:background-color="transparent" fo:color="#231f2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3.00pt" fo:font-weight="normal" fo:font-family="Berkeley-Black" style:font-family-asian="Berkeley-Black" style:font-family-complex="Berkeley-Black" fo:background-color="transparent" fo:color="#00aef0"/>
    </style:style>
    <style:style style:name="T44" style:family="text">
      <style:text-properties fo:font-size="13.00pt" fo:font-weight="bold" fo:font-family="Berkeley-Bold" style:font-family-asian="Berkeley-Bold" style:font-family-complex="Berkeley-Bold" fo:background-color="transparent" fo:color="#00aef0"/>
    </style:style>
    <style:style style:name="T45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46" style:family="text">
      <style:text-properties fo:font-size="10.00pt" fo:font-weight="bold" fo:font-family="Times-Bold" style:font-family-asian="Times-Bold" style:font-family-complex="Times-Bold" fo:background-color="transparent" fo:color="#231f20"/>
    </style:style>
    <style:style style:name="T47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48" style:family="text">
      <style:text-properties fo:font-size="10.00pt" fo:font-weight="bold" fo:font-family="Times-Bold" style:font-family-asian="Times-Bold" style:font-family-complex="Times-Bold" fo:background-color="transparent" fo:color="#231f20"/>
    </style:style>
    <style:style style:name="T49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50" style:family="text">
      <style:text-properties fo:font-size="11.00pt" fo:font-weight="bold" fo:font-family="Berkeley-Bold" style:font-family-asian="Berkeley-Bold" style:font-family-complex="Berkeley-Bold" fo:background-color="transparent" fo:color="#00aef0"/>
    </style:style>
    <style:style style:name="T51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52" style:family="text">
      <style:text-properties fo:font-size="11.00pt" fo:font-weight="bold" fo:font-family="Berkeley-Bold" style:font-family-asian="Berkeley-Bold" style:font-family-complex="Berkeley-Bold" fo:background-color="transparent" fo:color="#00aef0"/>
    </style:style>
    <style:style style:name="T53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54" style:family="text">
      <style:text-properties fo:font-size="11.00pt" fo:font-weight="bold" fo:font-family="Berkeley-Bold" style:font-family-asian="Berkeley-Bold" style:font-family-complex="Berkeley-Bold" fo:background-color="transparent" fo:color="#00aef0"/>
    </style:style>
    <style:style style:name="T55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Berkeley-Bold" style:font-family-asian="Berkeley-Bold" style:font-family-complex="Berkeley-Bold" fo:background-color="transparent" fo:color="#00aef0"/>
    </style:style>
    <style:style style:name="T58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59" style:family="text">
      <style:text-properties fo:font-size="11.00pt" fo:font-weight="bold" fo:font-family="Berkeley-Bold" style:font-family-asian="Berkeley-Bold" style:font-family-complex="Berkeley-Bold" fo:background-color="transparent" fo:color="#00aef0"/>
    </style:style>
    <style:style style:name="T60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61" style:family="text">
      <style:text-properties fo:font-size="10.00pt" fo:font-weight="bold" fo:font-family="Times-Bold" style:font-family-asian="Times-Bold" style:font-family-complex="Times-Bold" fo:background-color="transparent" fo:color="#231f20"/>
    </style:style>
    <style:style style:name="T62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63" style:family="text">
      <style:text-properties fo:font-size="10.00pt" fo:font-weight="bold" fo:font-family="Times-Bold" style:font-family-asian="Times-Bold" style:font-family-complex="Times-Bold" fo:background-color="transparent" fo:color="#231f20"/>
    </style:style>
    <style:style style:name="T64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8.00pt" fo:font-weight="normal" fo:font-family="Berkeley-Black" style:font-family-asian="Berkeley-Black" style:font-family-complex="Berkeley-Black" fo:background-color="transparent" fo:color="#00aef0"/>
    </style:style>
    <style:style style:name="T67" style:family="text">
      <style:text-properties fo:font-size="15.00pt" fo:font-weight="bold" fo:font-family="Berkeley-Bold" style:font-family-asian="Berkeley-Bold" style:font-family-complex="Berkeley-Bold" fo:background-color="transparent" fo:color="#00aef0"/>
    </style:style>
    <style:style style:name="T68" style:family="text">
      <style:text-properties fo:font-size="11.00pt" fo:font-weight="bold" fo:font-family="Berkeley-Bold" style:font-family-asian="Berkeley-Bold" style:font-family-complex="Berkeley-Bold" fo:background-color="transparent" fo:color="#00aef0"/>
    </style:style>
    <style:style style:name="T69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70" style:family="text">
      <style:text-properties fo:font-size="10.00pt" fo:font-weight="bold" fo:font-family="Times-Bold" style:font-family-asian="Times-Bold" style:font-family-complex="Times-Bold" fo:background-color="transparent" fo:color="#231f20"/>
    </style:style>
    <style:style style:name="T71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72" style:family="text">
      <style:text-properties fo:font-size="11.00pt" fo:font-weight="bold" fo:font-family="Berkeley-Bold" style:font-family-asian="Berkeley-Bold" style:font-family-complex="Berkeley-Bold" fo:background-color="transparent" fo:color="#00aef0"/>
    </style:style>
    <style:style style:name="T73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74" style:family="text">
      <style:text-properties fo:font-size="10.00pt" fo:font-weight="bold" fo:font-family="Times-Bold" style:font-family-asian="Times-Bold" style:font-family-complex="Times-Bold" fo:background-color="transparent" fo:color="#231f20"/>
    </style:style>
    <style:style style:name="T75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76" style:family="text">
      <style:text-properties fo:font-size="10.00pt" fo:font-weight="bold" fo:font-family="Times-Bold" style:font-family-asian="Times-Bold" style:font-family-complex="Times-Bold" fo:background-color="transparent" fo:color="#231f20"/>
    </style:style>
    <style:style style:name="T77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80" style:family="text">
      <style:text-properties fo:font-size="18.00pt" fo:font-weight="normal" fo:font-family="Berkeley-Black" style:font-family-asian="Berkeley-Black" style:font-family-complex="Berkeley-Black" fo:background-color="transparent" fo:color="#00aef0"/>
    </style:style>
    <style:style style:name="T81" style:family="text">
      <style:text-properties fo:font-size="15.00pt" fo:font-weight="bold" fo:font-family="Berkeley-Bold" style:font-family-asian="Berkeley-Bold" style:font-family-complex="Berkeley-Bold" fo:background-color="transparent" fo:color="#00aef0"/>
    </style:style>
    <style:style style:name="T82" style:family="text">
      <style:text-properties fo:font-size="10.00pt" fo:font-weight="bold" fo:font-family="Times-Bold" style:font-family-asian="Times-Bold" style:font-family-complex="Times-Bold" fo:background-color="transparent" fo:color="#231f20"/>
    </style:style>
    <style:style style:name="T83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84" style:family="text">
      <style:text-properties fo:font-size="10.00pt" fo:font-weight="bold" fo:font-family="Times-Bold" style:font-family-asian="Times-Bold" style:font-family-complex="Times-Bold" fo:background-color="transparent" fo:color="#231f20"/>
    </style:style>
    <style:style style:name="T85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86" style:family="text">
      <style:text-properties fo:font-size="10.00pt" fo:font-weight="bold" fo:font-family="Times-Bold" style:font-family-asian="Times-Bold" style:font-family-complex="Times-Bold" fo:background-color="transparent" fo:color="#231f20"/>
    </style:style>
    <style:style style:name="T87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88" style:family="text">
      <style:text-properties fo:font-size="11.00pt" fo:font-weight="bold" fo:font-family="Berkeley-Bold" style:font-family-asian="Berkeley-Bold" style:font-family-complex="Berkeley-Bold" fo:background-color="transparent" fo:color="#00aef0"/>
    </style:style>
    <style:style style:name="T89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90" style:family="text">
      <style:text-properties fo:font-size="10.00pt" fo:font-weight="bold" fo:font-family="Times-Bold" style:font-family-asian="Times-Bold" style:font-family-complex="Times-Bold" fo:background-color="transparent" fo:color="#231f20"/>
    </style:style>
    <style:style style:name="T91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92" style:family="text">
      <style:text-properties fo:font-size="11.00pt" fo:font-weight="bold" fo:font-family="Berkeley-Bold" style:font-family-asian="Berkeley-Bold" style:font-family-complex="Berkeley-Bold" fo:background-color="transparent" fo:color="#00aef0"/>
    </style:style>
    <style:style style:name="T93" style:family="text">
      <style:text-properties fo:font-size="10.00pt" fo:font-weight="normal" fo:font-family="Times-Roman" style:font-family-asian="Times-Roman" style:font-family-complex="Times-Roman" fo:background-color="transparent" fo:color="#231f20"/>
    </style:style>
    <style:style style:name="T94" style:family="text">
      <style:text-properties fo:font-size="18.00pt" fo:font-weight="normal" fo:font-family="Berkeley-Black" style:font-family-asian="Berkeley-Black" style:font-family-complex="Berkeley-Black" fo:background-color="transparent" style:use-window-font-color="true"/>
    </style:style>
    <style:style style:name="T95" style:family="text">
      <style:text-properties fo:font-size="15.00pt" fo:font-weight="bold" fo:font-family="Berkeley-Bold" style:font-family-asian="Berkeley-Bold" style:font-family-complex="Berkeley-Bold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bold" fo:font-family="Berkeley-Bold" style:font-family-asian="Berkeley-Bold" style:font-family-complex="Berkeley-Bold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5.00%" fo:text-align="left" fo:margin-bottom="8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5.00%" fo:text-align="left" fo:margin-bottom="8.00pt"/>
    </style:style>
    <style:style style:name="P8" style:family="paragraph">
      <style:paragraph-properties fo:line-height="100.00%" fo:text-align="left" fo:margin-left="35.40pt" fo:text-indent="0.00pt"/>
    </style:style>
    <style:style style:name="P9" style:family="paragraph">
      <style:paragraph-properties fo:line-height="105.00%" fo:text-align="left" fo:margin-left="35.40pt" fo:text-indent="0.00pt" fo:margin-bottom="8.00pt"/>
    </style:style>
    <style:style style:name="P10" style:family="paragraph">
      <style:paragraph-properties fo:line-height="100.00%" fo:text-align="left" fo:margin-left="35.40pt" fo:text-indent="0.00pt"/>
    </style:style>
    <style:style style:name="P11" style:family="paragraph">
      <style:paragraph-properties fo:line-height="105.00%" fo:text-align="left" fo:margin-left="35.40pt" fo:text-indent="0.00pt" fo:margin-bottom="8.00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5.00%" fo:text-align="left" fo:margin-bottom="8.0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5.00%" fo:text-align="left" fo:margin-bottom="8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5.00%" fo:text-align="left" fo:margin-bottom="8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5.00%" fo:text-align="left" fo:margin-bottom="8.00p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35.40pt" fo:text-indent="0.00p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0.00pt" fo:text-indent="35.40p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0.00pt" fo:text-indent="35.40pt"/>
    </style:style>
    <style:style style:name="P26" style:family="paragraph">
      <style:paragraph-properties fo:line-height="100.00%" fo:text-align="left" fo:margin-left="35.40pt" fo:text-indent="0.00pt"/>
    </style:style>
    <style:style style:name="P27" style:family="paragraph">
      <style:paragraph-properties fo:line-height="100.00%" fo:text-align="left" fo:margin-left="0.00pt" fo:text-indent="35.40pt"/>
    </style:style>
    <style:style style:name="P28" style:family="paragraph">
      <style:paragraph-properties fo:line-height="100.00%" fo:text-align="left" fo:margin-left="35.40pt" fo:text-indent="0.00pt"/>
    </style:style>
    <style:style style:name="P29" style:family="paragraph">
      <style:paragraph-properties fo:line-height="100.00%" fo:text-align="left" fo:margin-left="0.00pt" fo:text-indent="35.40pt"/>
    </style:style>
    <style:style style:name="P30" style:family="paragraph">
      <style:paragraph-properties fo:line-height="100.00%" fo:text-align="left" fo:margin-left="35.40pt" fo:text-indent="0.00pt"/>
    </style:style>
    <style:style style:name="P31" style:family="paragraph">
      <style:paragraph-properties fo:line-height="100.00%" fo:text-align="left" fo:margin-left="0.00pt" fo:text-indent="35.40pt"/>
    </style:style>
    <style:style style:name="P32" style:family="paragraph">
      <style:paragraph-properties fo:line-height="100.00%" fo:text-align="left" fo:margin-left="35.40pt" fo:text-indent="0.00pt"/>
    </style:style>
    <style:style style:name="P33" style:family="paragraph">
      <style:paragraph-properties fo:line-height="100.00%" fo:text-align="left" fo:margin-left="0.00pt" fo:text-indent="35.40p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0.00pt" fo:text-indent="35.40pt"/>
    </style:style>
  </office:automatic-styles>
  <office:body>
    <office:text>
      <text:p text:style-name="P1"><text:span text:style-name="T1">Ch. 1 Computer Networks and the Internet</text:span></text:p>
      <text:p text:style-name="P1"><text:span text:style-name="T2">Packet switches: routers and link-layer switches.</text:span></text:p>
      <text:p text:style-name="P1"><text:span text:style-name="T3">1.1.1<text:s/></text:span><text:span text:style-name="T4">A Nuts-and-Bolts Description</text:span></text:p>
      <text:p text:style-name="P2"><text:span text:style-name="T5">The<text:s/></text:span><text:span text:style-name="T6">Transmission Control Protocol (TCP)<text:s/></text:span><text:span text:style-name="T7">and the<text:s/></text:span><text:span text:style-name="T8">Internet Protocol (IP)<text:s/></text:span><text:span text:style-name="T9">are two of</text:span></text:p>
      <text:p text:style-name="P2"><text:span text:style-name="T9">the most important protocols in the Internet. The IP protocol specifies the format of</text:span></text:p>
      <text:p text:style-name="P2"><text:span text:style-name="T9">the packets that are sent and received among routers and end systems. The Internet’s</text:span></text:p>
      <text:p text:style-name="P3"><text:span text:style-name="T9">principal protocols are collectively known as<text:s/></text:span><text:span text:style-name="T10">TCP/IP</text:span><text:span text:style-name="T11">.</text:span></text:p>
      <text:p text:style-name="P3"><text:span text:style-name="T12"/></text:p>
      <text:p text:style-name="P3"><text:span text:style-name="T13">1.1.2<text:s/></text:span><text:span text:style-name="T14">A Services Description</text:span></text:p>
      <text:p text:style-name="P4"><text:span text:style-name="T15">End systems attached to the Internet provide an<text:s/></text:span><text:span text:style-name="T16">Application Programming</text:span></text:p>
      <text:p text:style-name="P4"><text:span text:style-name="T16">Interface (API)<text:s/></text:span><text:span text:style-name="T17">that specifies how a program running on one end system asks</text:span></text:p>
      <text:p text:style-name="P4"><text:span text:style-name="T17">the Internet infrastructure to deliver data to a specific destination program running</text:span></text:p>
      <text:p text:style-name="P5"><text:span text:style-name="T17">on another end system.</text:span></text:p>
      <text:p text:style-name="P5"><text:span text:style-name="T18"/></text:p>
      <text:p text:style-name="P5"><text:span text:style-name="T19">1.1.3<text:s/></text:span><text:span text:style-name="T20">What Is a Protocol?</text:span></text:p>
      <text:p text:style-name="P5"><text:span text:style-name="T20"><text:tab/></text:span><text:span text:style-name="T21">Network Protocols</text:span></text:p>
      <text:p text:style-name="P5"><text:span text:style-name="T22">1.2<text:s/></text:span><text:span text:style-name="T23">The Network Edge</text:span></text:p>
      <text:p text:style-name="P6"><text:span text:style-name="T24">Today, the two most prevalent types of broadband residential access are<text:s/></text:span><text:span text:style-name="T25">digital</text:span></text:p>
      <text:p text:style-name="P7"><text:span text:style-name="T25">subscriber line (DSL)<text:s/></text:span><text:span text:style-name="T26">and cable.</text:span></text:p>
      <text:p text:style-name="P8"><text:span text:style-name="T26">The residential telephone line carries both data and traditional telephone signals</text:span></text:p>
      <text:p text:style-name="P9"><text:span text:style-name="T26">simultaneously, which are encoded at different frequencies:</text:span></text:p>
      <text:p text:style-name="P10"><text:span text:style-name="T26">This approach makes the single DSL link appear as if there were three separate</text:span></text:p>
      <text:p text:style-name="P10"><text:span text:style-name="T26">links, so that a telephone call and an Internet connection can share the DSL link at</text:span></text:p>
      <text:p text:style-name="P11"><text:span text:style-name="T26">the same time.</text:span></text:p>
      <text:p text:style-name="P12"><text:span text:style-name="T26">While DSL makes use of the telco’s existing local telephone infrastructure,</text:span></text:p>
      <text:p text:style-name="P12"><text:span text:style-name="T27">cable Internet access<text:s/></text:span><text:span text:style-name="T28">makes use of the cable television company’s existing cable</text:span></text:p>
      <text:p text:style-name="P13"><text:span text:style-name="T28">television infrastructure.</text:span></text:p>
      <text:p text:style-name="P14"><text:span text:style-name="T28">One important characteristic of cable Internet access is that it is a shared</text:span></text:p>
      <text:p text:style-name="P14"><text:span text:style-name="T28">broadcast medium. For this reason, if several users are simultaneously</text:span></text:p>
      <text:p text:style-name="P14"><text:span text:style-name="T28">downloading a video file on the downstream channel, the actual rate at which</text:span></text:p>
      <text:p text:style-name="P14"><text:span text:style-name="T28">each user receives its video file will be significantly lower than the aggregate cable</text:span></text:p>
      <text:p text:style-name="P15"><text:span text:style-name="T28">downstream rate.</text:span></text:p>
      <text:p text:style-name="P16"><text:span text:style-name="T29">fiber to the home (FTTH)</text:span></text:p>
      <text:p text:style-name="P16"><text:span text:style-name="T30">As the name suggests, the FTTH concept is simple</text:span><text:span text:style-name="T31">—</text:span></text:p>
      <text:p text:style-name="P17"><text:span text:style-name="T32">provide an optical fiber path from the CO directly to the home.</text:span></text:p>
      <text:p text:style-name="P18"><text:span text:style-name="T32">There are two competing optical-distribution network architectures that</text:span></text:p>
      <text:p text:style-name="P18"><text:span text:style-name="T32">perform this splitting: active optical networks (AONs) and passive optical networks</text:span></text:p>
      <text:p text:style-name="P18"><text:span text:style-name="T32">(PONs). AON is essentially switched Ethernet, which is discussed in</text:span></text:p>
      <text:p text:style-name="P19"><text:span text:style-name="T32">Chapter 5.</text:span></text:p>
      <text:p text:style-name="P20"><text:span text:style-name="T33">Pon:</text:span><text:span text:style-name="T34"><text:s/>In the PON architecture, all packets sent from<text:s/></text:span><text:span text:style-name="T35">optical line terminator</text:span><text:span text:style-name="T36"><text:s/>(OLT) to the splitter are replicated at the splitter (similar to a cable head end).</text:span></text:p>
      <text:p text:style-name="P20"><text:span text:style-name="T37"/></text:p>
      <text:p text:style-name="P20"><text:span text:style-name="T37"/></text:p>
      <text:p text:style-name="P20"><text:span text:style-name="T38"><text:tab/></text:span><text:span text:style-name="T39">Wide-Area Wireless Access: 3G and LTE</text:span></text:p>
      <text:p text:style-name="P21"><text:span text:style-name="T40">LTE ( for “Long-Term Evolution”</text:span><text:span text:style-name="T41">—a candidate for Bad Acronym of the Year Award) has its roots in 3G technology, and can potentially achieve rates in excess of 10 Mbps.</text:span></text:p>
      <text:p text:style-name="P22"><text:span text:style-name="T42"/></text:p>
      <text:p text:style-name="P22"><text:span text:style-name="T43">1.2.2<text:s/></text:span><text:span text:style-name="T44">Physical Media</text:span></text:p>
      <text:p text:style-name="P22"><text:span text:style-name="T45">Examples of physical media include twisted-pair copper wire, coaxial cable, multimode fiber-optic</text:span></text:p>
      <text:p text:style-name="P22"><text:span text:style-name="T45">cable, terrestrial radio spectrum, and satellite radio spectrum. </text:span></text:p>
      <text:p text:style-name="P22"><text:span text:style-name="T45">Physical media fall into two categories:<text:s/></text:span><text:span text:style-name="T46">guided media<text:s/></text:span><text:span text:style-name="T47">and<text:s/></text:span><text:span text:style-name="T48">unguided media</text:span><text:span text:style-name="T49">. With guided media, the</text:span></text:p>
      <text:p text:style-name="P22"><text:span text:style-name="T49">waves are guided along a solid medium, such as a fiber-optic cable, a twisted-pair</text:span></text:p>
      <text:p text:style-name="P22"><text:span text:style-name="T49">copper wire, or a coaxial cable. With unguided media, the waves propagate in the</text:span></text:p>
      <text:p text:style-name="P22"><text:span text:style-name="T49">atmosphere and in outer space, such as in a wireless LAN or a digital satellite</text:span></text:p>
      <text:p text:style-name="P22"><text:span text:style-name="T49">channel.</text:span></text:p>
      <text:p text:style-name="P23"><text:span text:style-name="T50">Twisted-Pair Copper Wire</text:span></text:p>
      <text:p text:style-name="P24"><text:span text:style-name="T51"><text:tab/>The least expensive and most commonly used guided transmission medium is</text:span></text:p>
      <text:p text:style-name="P25"><text:span text:style-name="T51">twisted-pair copper wire.</text:span></text:p>
      <text:p text:style-name="P25"><text:span text:style-name="T52">Coaxial Cable</text:span></text:p>
      <text:p text:style-name="P26"><text:span text:style-name="T53">Like twisted pair, coaxial cable consists of two copper conductors, but the two conductors</text:span></text:p>
      <text:p text:style-name="P26"><text:span text:style-name="T53">are concentric rather than parallel. With this construction and special insulation</text:span></text:p>
      <text:p text:style-name="P26"><text:span text:style-name="T53">and shielding, coaxial cable can achieve high data transmission rates. Coaxial</text:span></text:p>
      <text:p text:style-name="P27"><text:span text:style-name="T53">cable is quite common in cable television systems</text:span></text:p>
      <text:p text:style-name="P27"><text:span text:style-name="T54">Fiber Optics</text:span></text:p>
      <text:p text:style-name="P28"><text:span text:style-name="T55">An optical fiber is a thin, flexible medium that conducts pulses of light, with each</text:span></text:p>
      <text:p text:style-name="P28"><text:span text:style-name="T55">pulse representing a bit. A single optical fiber can support tremendous bit rates, up</text:span></text:p>
      <text:p text:style-name="P28"><text:span text:style-name="T55">to tens or even hundreds of gigabits per second. They are immune to electromagnetic</text:span></text:p>
      <text:p text:style-name="P28"><text:span text:style-name="T55">interference, have very low signal attenuation up to 100 kilometers, and are</text:span></text:p>
      <text:p text:style-name="P29"><text:span text:style-name="T55">very hard to tap.</text:span></text:p>
      <text:p text:style-name="P29"><text:span text:style-name="T56"/></text:p>
      <text:p text:style-name="P29"><text:span text:style-name="T57">Terrestrial Radio Channels</text:span></text:p>
      <text:p text:style-name="P30"><text:span text:style-name="T58">Radio channels carry signals in the electromagnetic spectrum. Personal devices such as wireless headsets, keyboards, and medical devices operate over short distances; the</text:span></text:p>
      <text:p text:style-name="P30"><text:span text:style-name="T58">wireless LAN technologies described in Section 1.2.1 use local-area radio channels;</text:span></text:p>
      <text:p text:style-name="P31"><text:span text:style-name="T58">the cellular access technologies use wide-area radio channels.</text:span></text:p>
      <text:p text:style-name="P31"><text:span text:style-name="T59">Satellite Radio Channels</text:span></text:p>
      <text:p text:style-name="P32"><text:span text:style-name="T60">A communication satellite links two or more Earth-based microwave transmitter/</text:span></text:p>
      <text:p text:style-name="P32"><text:span text:style-name="T60">receivers, known as ground stations. The satellite receives transmissions on one frequency</text:span></text:p>
      <text:p text:style-name="P32"><text:span text:style-name="T60">band, regenerates the signal using a repeater (discussed below), and transmits</text:span></text:p>
      <text:p text:style-name="P33"><text:span text:style-name="T60">the signal on another frequency. Two types of satellites are used in communications:</text:span></text:p>
      <text:p text:style-name="P33"><text:span text:style-name="T61">geostationary satellites<text:s/></text:span><text:span text:style-name="T62">and<text:s/></text:span><text:span text:style-name="T63">low-earth orbiting (LEO) satellites</text:span><text:span text:style-name="T64">.</text:span></text:p>
      <text:p text:style-name="P33"><text:span text:style-name="T65"/></text:p>
      <text:p text:style-name="P34"><text:span text:style-name="T66">1.3<text:s/></text:span><text:span text:style-name="T67">The Network Core</text:span></text:p>
      <text:p text:style-name="P34"><text:span text:style-name="T68">Forwarding Tables and Routing Protocols</text:span></text:p>
      <text:p text:style-name="P34"><text:span text:style-name="T69">When a packet arrives at a router in the</text:span></text:p>
      <text:p text:style-name="P34"><text:span text:style-name="T69">network, the router examines a portion of the packet’s destination address and forwards</text:span></text:p>
      <text:p text:style-name="P34"><text:span text:style-name="T69">the packet to an adjacent router. More specifically, each router has a</text:span></text:p>
      <text:p text:style-name="P34"><text:span text:style-name="T70">forwarding table<text:s/></text:span><text:span text:style-name="T71">that maps destination addresses (or portions of the destination</text:span></text:p>
      <text:p text:style-name="P34"><text:span text:style-name="T71">addresses) to that router’s outbound links. When a packet arrives at a router, the</text:span></text:p>
      <text:p text:style-name="P34"><text:span text:style-name="T71">router examines the address and searches its forwarding table, using this destination</text:span></text:p>
      <text:p text:style-name="P34"><text:span text:style-name="T71">address, to find the appropriate outbound link. The router then directs the packet tothis outbound link.</text:span></text:p>
      <text:p text:style-name="P34"><text:span text:style-name="T72">Multiplexing in Circuit-Switched Networks</text:span></text:p>
      <text:p text:style-name="P34"><text:span text:style-name="T73">A circuit in a link is implemented with either<text:s/></text:span><text:span text:style-name="T74">frequency-division multiplexing</text:span></text:p>
      <text:p text:style-name="P34"><text:span text:style-name="T74">(FDM)<text:s/></text:span><text:span text:style-name="T75">or<text:s/></text:span><text:span text:style-name="T76">time-division multiplexing (TDM)</text:span><text:span text:style-name="T77">.</text:span></text:p>
      <text:p text:style-name="P34"><text:span text:style-name="T78"/></text:p>
      <text:p text:style-name="P34"><text:span text:style-name="T79">Packetswitching &gt;= Circuit switching</text:span></text:p>
      <text:p text:style-name="P34"><text:span text:style-name="T80">1.4<text:s/></text:span><text:span text:style-name="T81">Delay, Loss, and Throughput</text:span></text:p>
      <text:p text:style-name="P34"><text:span text:style-name="T81">in Packet-Switched Networks</text:span></text:p>
      <text:p text:style-name="P34"><text:span text:style-name="T82">nodal processing delay, queuing delay, transmission delay,<text:s/></text:span><text:span text:style-name="T83">and<text:s/></text:span><text:span text:style-name="T84">propagation delay</text:span><text:span text:style-name="T85">;</text:span></text:p>
      <text:p text:style-name="P34"><text:span text:style-name="T85">together, these delays accumulate to give a<text:s/></text:span><text:span text:style-name="T86">total nodal delay</text:span><text:span text:style-name="T87">.</text:span></text:p>
      <text:p text:style-name="P34"><text:span text:style-name="T88">Processing Delay</text:span></text:p>
      <text:p text:style-name="P34"><text:span text:style-name="T89">The time required to examine the packet’s header and determine where to direct the</text:span></text:p>
      <text:p text:style-name="P34"><text:span text:style-name="T89">packet is part of the<text:s/></text:span><text:span text:style-name="T90">processing delay</text:span><text:span text:style-name="T91">.</text:span></text:p>
      <text:p text:style-name="P34"><text:span text:style-name="T92">Transmission Delay</text:span></text:p>
      <text:p text:style-name="P34"><text:span text:style-name="T93">Assuming that packets are transmitted in a first-come-first-served manner, as is common</text:span></text:p>
      <text:p text:style-name="P34"><text:span text:style-name="T93">in packet-switched networks, our packet can be transmitted only after all the</text:span></text:p>
      <text:p text:style-name="P34"><text:span text:style-name="T93">packets that have arrived before it have been transmitted.</text:span></text:p>
      <text:p text:style-name="P34"><text:span text:style-name="T94">1.5<text:s/></text:span><text:span text:style-name="T95">Protocol Layers and Their Service Models</text:span></text:p>
      <text:p text:style-name="P34"><draw:frame text:anchor-type="as-char" svg:width="40.75mm" svg:height="46.04mm" style:rel-width="scale" style:rel-height="scale"><draw:object-ole xlink:href="OleObj1"/><draw:image xlink:href="ObjectReplacements/OleObj1"/></draw:frame><text:span text:style-name="T96"/></text:p>
      <text:p text:style-name="P34"><text:span text:style-name="T97">Application Layer</text:span></text:p>
      <text:p text:style-name="P34"><text:span text:style-name="T97"/></text:p>
      <text:p text:style-name="P34"><text:span text:style-name="T97"/></text:p>
      <text:p text:style-name="P34"><text:span text:style-name="T98"/></text:p>
      <text:p text:style-name="P34"><text:span text:style-name="T99">2.2 HTTP:</text:span><text:span text:style-name="T100"><text:line-break/></text:span><draw:frame text:anchor-type="as-char" svg:width="132.56mm" svg:height="76.73mm" style:rel-width="scale" style:rel-height="scale"><draw:object-ole xlink:href="OleObj2"/><draw:image xlink:href="ObjectReplacements/OleObj2"/></draw:frame><text:span text:style-name="T101"/></text:p>
      <text:p text:style-name="P34"><text:span text:style-name="T101">Request message ^</text:span></text:p>
      <text:p text:style-name="P34"><draw:frame text:anchor-type="as-char" svg:width="134.14mm" svg:height="74.61mm" style:rel-width="scale" style:rel-height="scale"><draw:object-ole xlink:href="OleObj3"/><draw:image xlink:href="ObjectReplacements/OleObj3"/></draw:frame><text:span text:style-name="T101"/></text:p>
      <text:p text:style-name="P34"><text:span text:style-name="T101">Response message ^</text:span></text:p>
      <text:p text:style-name="P34"><text:span text:style-name="T101"/></text:p>
      <text:p text:style-name="P34"><text:span text:style-name="T101"/></text:p>
      <text:p text:style-name="P34"><text:span text:style-name="T101"/></text:p>
      <text:p text:style-name="P34"><text:span text:style-name="T101"/></text:p>
      <text:p text:style-name="P35"><text:span text:style-name="T101"/></text:p>
      <text:p text:style-name="P35"><text:span text:style-name="T101"/></text:p>
      <text:p text:style-name="P35"><text:span text:style-name="T101"/></text:p>
      <text:p text:style-name="P35"><text:span text:style-name="T101"/></text:p>
      <text:p text:style-name="P35"><text:span text:style-name="T101"/></text:p>
      <text:p text:style-name="P35"><text:span text:style-name="T101"/></text:p>
      <text:p text:style-name="P35"><text:span text:style-name="T101"/></text:p>
      <text:p text:style-name="P35"><text:span text:style-name="T101"/></text:p>
      <text:p text:style-name="P35"><text:span text:style-name="T10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